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background-color="#ffff00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text:span text:style-name="T1">БЕЗ НАЗВАНИЯ</text:span>]</text:p>
      <text:p text:style-name="P2"/>
      <text:p text:style-name="P4">1</text:p>
      <text:p text:style-name="P4"/>
      <text:p text:style-name="P5">Утром Ана чуть не заснула в поезде - она просидела за столом почти всю ночь, а после болезненного укола ей только сильнее хотелось спать. Ила в тот день не пришла на работу - быть может, она попала под дождь, - и к Ане все утро никто не заходил. Даже рваная истеричная запись фрагмента действовала на нее усыпляюще, и до самого перерыва Ана занималась не анализом хаотичных звуков на пленке, а боролась с затягивающим ее сном. В буфете Ана тоже сидела за столиком одна, пока к ней не подошел какой-то молодой мужчина, которого она даже не сразу смогла узнать.</text:p>
      <text:p text:style-name="P5">Мужчина - совсем молодой, точно его по ошибке назначили на должность в институте, вместо того, чтобы отправить в училище - держался неуверенно и даже робко. Его костюм, непритязательный и блеклый, был слишком теплым для этого сезона. Он начал разговор даже с приветствия, а просто сказал, что запомнил Ану еще по дню эфира.</text:p>
      <text:p text:style-name="P5">- Вы, должно быть... подруга Илы, - сказал он.</text:p>
      <text:p text:style-name="P5">Ана посмотрела на мужчину сонным взглядом, пытаясь вспомнить, где уже видела его лицо.</text:p>
      <text:p text:style-name="P5">- Да, - медленно сказала она. - Я вас тоже... Вы...</text:p>
      <text:p text:style-name="P5">Ана не договорила. Она подумала, что это ее первые сказанные за весь день слова - она привыкла к молчанию с самого утра.</text:p>
      <text:p text:style-name="P5">- Париспанда, - представился мужчина. - Ну или просто Пар, как хотите, - он усмехнулся, как будто сказал что-то смешное, но тут же добавил: - Вы, должно быть, и понятия не имеете, кто я? Я ведь тут совсем недавно...</text:p>
      <text:p text:style-name="P5">- Нет, нет, - сказала Ана. - Ила мне рассказывала о вас. Вы раньше работали...</text:p>
      <text:p text:style-name="P5">Ана о разговоре со своей подругой, когда она пыталась выведать у нее, с кем та пришла на эфир. Но сейчас он был ей совсем не интересен. Ана даже подумала, как бы мягко попросить его оставить ее одну.</text:p>
      <text:p text:style-name="P5">- Да, работал, - выдохнул Пар, усаживаясь за стол напротив Аны. - Вы не против...? - спросил, зачем-то оглядываясь по сторонам.</text:p>
      <text:p text:style-name="P5">Ана почти машинально покачала головой. Нет, не против. В конце концов ей все равно скоро уходить.</text:p>
      <text:p text:style-name="P5">- Пытаюсь вот привыкнуть к вашим... порядкам. Надо сказать, что здесь у вас, конечно, несколько...</text:p>
      <text:p text:style-name="P5">- Странно? - подсказала Ана.</text:p>
      <text:p text:style-name="P5">Ее даже начинал забавлять этот нелепый разговор.</text:p>
      <text:p text:style-name="P5"><text:soft-page-break/>- Иначе, - поправил ее Пар. - Все никак не могу... адаптироваться. Сложновато поначалу - сидишь весь день один, как... в камере какой-то...</text:p>
      <text:p text:style-name="P5">- В камере - да, - рассмеялась Ана. - Это вы хорошо сказали. Раньше, кстати, все было не так сурово.</text:p>
      <text:p text:style-name="P5">Раньше. Как будто это было несколько столетий назад.</text:p>
      <text:p text:style-name="P5">- Да, я знаю, - сказал Пар. - Я как обычно выбрал самый удачный момент, чтобы перевестись.</text:p>
      <text:p text:style-name="P5">Ана вдруг подумала, что это Ила попросила его с ней заговорить. А он как нарочно выбрал именно тот день, когда ее неугомонная подруга осталась дома, побоявшись даже выходить на улицу после дождя. Ана почувствовала непонятную обиду и раздражение. Какое ей дело. Зачем она...</text:p>
      <text:p text:style-name="P5">Пар молчал, видимо, пытаясь придумать новую тему для разговора. Ане не хотелось ему помогать. Он сам подошел к ней, она просто сидела одна.</text:p>
      <text:p text:style-name="P5">Пар наконец придумал.</text:p>
      <text:p text:style-name="P5">- Только не говорите Саду, - сказал он тихим голосом, склонившись к Ане, как заговорщик, - но из-за этого тусклого света и... шипения в наушниках мне постоянно хочется спать.</text:p>
      <text:p text:style-name="P5">Неужели он увидел. Действие укола так заметно? Ане показалось, что Пар издевается над ней. Зачем он говорит все это, неужели он не понимает, что она...</text:p>
      <text:p text:style-name="P5">- Пару раз я, правда, - продолжал Пар, не замечая, как побледнело лицо Аны, - прикорнул во время... анализа.</text:p>
      <text:p text:style-name="P5">Ана ничего не говорила.</text:p>
      <text:p text:style-name="P5">- Вы ведь тоже работаете с Садом? - не сдавался Пар.</text:p>
      <text:p text:style-name="P5">- Да, - сказала Ана.</text:p>
      <text:p text:style-name="P5">Сейчас она просто закончит есть, поднимется и уйдет. И к ней никто не зайдет до конца рабочего дня. Она никого не ждет.</text:p>
      <text:p text:style-name="P5">- Получается, что мы с вами, так сказать, непосредственные коллеги, - удовлетворенно сказал Пар.</text:p>
      <text:p text:style-name="P5">В институте всего два координатора. Неудивительно.</text:p>
      <text:p text:style-name="P5">Они снова некоторое время молчали. Пар наконец заметил перемену в настроении Аны и немного смутился. </text:p>
      <text:p text:style-name="P5">Было совсем не похоже на то, что Пар хотел над ней подшутить. Видимо, она слишком... И просто до сих пор так и не пришла в себя. Перерыв заканчивался. Скоро она уйдет, вернется в свою тесную комнатку, где ждали тяжелые наушники, оставленные на столе.</text:p>
      <text:p text:style-name="P5">Пар несколько раз пытался заговорить, даже чуть заметно открывал рот, но тут же кривил губы и начинал смотреть куда-то в сторону. Неужели он просто... Ана невольно улыбнулась. Ей даже захотелось как-то <text:soft-page-break/>подбодрить своего нового знакомого.</text:p>
      <text:p text:style-name="P5">- На самом деле здесь очень даже интересно, - сказала она. - К тому же вы сразу попали на эфир.</text:p>
      <text:p text:style-name="P5">- Да, это было необычно, - согласился Пар. - Очень... уникальный опыт. Хорошо хоть Ила меня предварительно подготовила. Она говорила, что может быть... всякое. Но я-то уж точно не ожидал такого.</text:p>
      <text:p text:style-name="P5">- Ну я и сама не ожидала такого, - улыбнулась Ана. - Хотя работаю здесь уже много лет...</text:p>
      <text:p text:style-name="P5">Она вдруг пожалела, что сказала "много лет", как будто пыталась этим подчеркнуть разницу в возрасте между ними - хотя в действительности и понятия не имела, сколько Пару лет. Ана совсем уже не чувствовала былого раздражения.</text:p>
      <text:p text:style-name="P5">- Кстати, - сказал Пар, - Ила говорила мне, что вы очень хорошо разбираетесь... - он снова запнулся, как будто забывал иногда самые обычные слова или никак не мог подобрать подходящее выражение, - в анализе. А я что-то совсем запутался со своим фрагментом. Может, вы мне немножко поможете?</text:p>
      <text:p text:style-name="P5">Ану вновь насторожили его слова. Они никогда не обсуждали с Илой работу.</text:p>
      <text:p text:style-name="P5">- Вы ведь знаете, что это запрещено? - спросила Ана.</text:p>
      <text:p text:style-name="P5">- Да, - ответил Пар.</text:p>
      <text:p text:style-name="P5">Он смотрел на нее так серьезно и невозмутимо, что ей даже захотелось рассмеяться. Почему бы и нет. В худшем случае Сад, который умудрялся узнавать обо всем, что происходило в институте без видимых свидетелей, опять прочитает ей какое-нибудь полушутливое наставление. Сад никогда не отчитывал ее всерьез.</text:p>
      <text:p text:style-name="P5">Они вместе спустились в кабинет Пара, в его "камеру". Оказалось, что Пар работает совсем недалеко от Аны. Коллеги. Было даже странно, что они раньше не сталкивались в коридоре. Хотя Ана обычно выходила из своей комнаты только в перерыв.</text:p>
      <text:p text:style-name="P5">- Вот, - сказал Пар, открывая дверь и пропуская Ану вперед. - Тесно, но зато уютно. Я, правда, еще не успел здесь обжиться. Мне бы хотелось как-нибудь тут все... украсить - но, увы, пока нет идей.</text:p>
      <text:p text:style-name="P5">Он стал куда смелее после того, как Ана согласилась ему помочь.</text:p>
      <text:p text:style-name="P5">- Да вы садитесь, - сказала он, отодвигая стул. - Сейчас я включу запись.</text:p>
      <text:p text:style-name="P5">Пар зачем-то придвинул магнитограф поближе - его тяжелый металлический корпус заскрипел по истертой поверхности стола. Пленка была уже заблаговременно перемотана на начало. </text:p>
      <text:p text:style-name="P5">Наушники Пара показались Ане еще тяжелее ее собственных - она даже склонила голову набок, слушая фрагмент. Пару достался невнятный <text:soft-page-break/>усыпляющий шум, похожий на грудной женский голос.</text:p>
      <text:p text:style-name="P5">- Не так уж и сложно, - сказала она, терпеливо прослушав фрагмент до самого конца. Ей почему-то захотелось немного подразнить своего нового знакомого. - Я бы для начала попыталась понять, почему этот шум похож на голос. Ведь это же не может быть голос на самом деле.</text:p>
      <text:p text:style-name="P5">- Не может, - согласился Пар.</text:p>
      <text:p text:style-name="P5">- Потом можете попробовать найти повторяющиеся части, - деловито продолжала Ана. - Уже даже по первому прослушиванию ясно, что это будет сделать не так уж и сложно.</text:p>
      <text:p text:style-name="P5">Прат кивал головой.</text:p>
      <text:p text:style-name="P5">- В общем, - подытожила Ана, с улыбкой глядя на Пара, - вам достался очень даже простой фрагмент. Я бы даже сказала, что специально рассчитанный на новичка. Боюсь, что некоторым повезло значительно меньше, и...</text:p>
      <text:p text:style-name="P5">Ана не договорила.</text:p>
      <text:p text:style-name="P5">- Вы думаете про тот звук? - спросил Пар.</text:p>
      <text:p text:style-name="P5">- Да, - сказала Ана. - Интересно, кому он достался... Его-то уж точно анализировать будет непросто.</text:p>
      <text:p text:style-name="P5">- Но можно ведь убавить громкость, - улыбнулся Пар.</text:p>
      <text:p text:style-name="P5">- Дело же не в громкости... Ладно...</text:p>
      <text:p text:style-name="P5">Ана начала вставать из-за стола. Но уходить ей совсем не хотелось. </text:p>
      <text:p text:style-name="P5">- Мне пора идти, - сказала она.</text:p>
      <text:p text:style-name="P5">Пар посмотрел на нее с сожалением.</text:p>
      <text:p text:style-name="P5">- Ох, вы знаете, - сказал он, - когда я в первый раз прослушал этот фрагмент, мне тоже захотелось встать и куда-нибудь уйти.</text:p>
      <text:p text:style-name="P5">Ана улыбнулась.</text:p>
      <text:p text:style-name="P5">- Мне правда пора... К тому же мне ведь не так повезло, как вам, - добавила Ана, - мне предстоит работа посложнее.</text:p>
      <text:p text:style-name="P5">Пар зачем-то вызвался ее проводить, и они стали вместе протискиваться к двери.</text:p>
      <text:p text:style-name="P5">- Извините, - сказал он, когда они наконец выбрались в безлюдный коридор. - Я пока еще не привык к такой тесноте.</text:p>
      <text:p text:style-name="P5">- Да, у нас, наверное, считают, что все это способствует аналитическому мышлению, - сказала Ана. - Хорошо хоть у вас нет этой... боязни закрытых пространств.</text:p>
      <text:p text:style-name="P5">- Мне последнее время начинает казаться, что есть, - как-то виновато сказал Пар.</text:p>
      <text:p text:style-name="P5">Ана рассмеялась.</text:p>
      <text:p text:style-name="P5">- Да, у вас там, наверное, были большие кабинеты, огромные холлы...</text:p>
      <text:p text:style-name="P5">Они остановились у ее двери.</text:p>
      <text:p text:style-name="P5">- Спасибо вам большое, - сказал Пар. - Вы мне очень помогли.</text:p>
      <text:p text:style-name="P5"><text:soft-page-break/>Ане даже стало неудобно из-за того, что в действительности и не пыталась задуматься над его фрагментом.</text:p>
      <text:p text:style-name="P5">- Вы не против, если я буду иногда донимать вас своими... просьбами... А то так сложно освоиться поначалу. И, боюсь, мне еще придется поломать голову над этим фрагментом.</text:p>
      <text:p text:style-name="P5">Ана замерла, даже не отворив до конца дверь. Надо было что-то ответить.</text:p>
      <text:p text:style-name="P5">- Уверена, что вы скоро со всем разберетесь, - сказала она. - Я...</text:p>
      <text:p text:style-name="P5">- Ну тогда до скорых встреч, - Пар как будто услышал совсем не то, что в действительности сказала она.</text:p>
      <text:p text:style-name="P5">Он стал удаляться по коридору, где-то за поворотом послышалось, как стукнула его дверь.</text:p>
      <text:p text:style-name="P5">Ана зашла в свою комнату, села за стол и включила экран. Изображение стало медленно проявляться, и Ана начала внимательно пролистывать протокол работы вычислительной машины, хотя и сама не понимала, что ищет. Потом она одела наушники и включила магнитограф. Резкий, резонирующий в ушах гул, затем громкие отрывистые сигналы. Что-то было неправильно, не так, как раньше - несколько часов назад.</text:p>
      <text:p text:style-name="P5">Ана глубоко вздохнула и почувствовала, что вздрагивает на выдохе. Она стащила с головы наушники, закрыла лицо руками и заплакала. Из груди ее вырвался невольный стон. Магнитограф продолжал работать, мерно гудела вычислительная машина, в брошенных на столе наушниках слышалось навязчивое шипение.</text:p>
      <text:p text:style-name="P5">Ана попыталась успокоиться. Ведь нет причины. Кто-нибудь может зайти. Увидеть ее. Она так и закрыла дверь. </text:p>
      <text:p text:style-name="P5">Ана встала из-за стола и, все еще вздрагивая, потянула дверь за ручку. И заплакала снова, еще сильнее, повалившись на колени. </text:p>
      <text:p text:style-name="P5">Она и сама не понимала, что не так. Ведь все же как обычно - этот день, вчерашний дождь, работа. Но она не могла остановиться.</text:p>
      <text:p text:style-name="P8">Когда Ана возвращалась вечером домой, на небе были все еще видны редкие пасмурные облака. Она какое-то время стояла у входа в институт - словно кого-то ждала - и смотрела на тусклую дрожащую звезду в вышине - единственную на всем небе и такую необычно раннюю. Ана подумала, настоящая ли это звезда, свет которой, миновав миллиарды миль пустоты, пробился через атмосферу планеты, или же спутник, космическая станция - огромный, выброшенный в вечную ночь аппарат, совершающий надменный полет над планетой.</text:p>
      <text:p text:style-name="P3"><text:span text:style-name="T2">Темное облако скрыло звезду. Ана направилась к ближайшей станции надземки и поехала домой не длинным путем, который придумала вместе с Илой, а как раньше - через Самкару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7H34M34S</meta:editing-duration>
    <meta:editing-cycles>319</meta:editing-cycles>
    <meta:generator>OpenOffice.org/3.1$Win32 OpenOffice.org_project/310m11$Build-9399</meta:generator>
    <dc:date>2010-01-22T14:02:29.89</dc:date>
    <dc:creator>Василий Воронков</dc:creator>
    <meta:document-statistic meta:table-count="0" meta:image-count="0" meta:object-count="0" meta:page-count="5" meta:paragraph-count="88" meta:word-count="1795" meta:character-count="10780"/>
    <meta:user-defined meta:name="Info 1"/>
    <meta:user-defined meta:name="Info 2"/>
    <meta:user-defined meta:name="Info 3"/>
    <meta:user-defined meta:name="Info 4"/>
  </office:meta>
</office:document-meta>
</file>